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Decorative" svg:font-family="Kacst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KacstDecorative" fo:font-size="10pt" fo:language="fr" fo:country="FR" officeooo:rsid="000339b8" officeooo:paragraph-rsid="000339b8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bold" officeooo:rsid="0003dd90" officeooo:paragraph-rsid="0003dd9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normal" officeooo:rsid="0015a356" officeooo:paragraph-rsid="0015a35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normal" officeooo:rsid="001e7fc4" officeooo:paragraph-rsid="001e7fc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3dd90" officeooo:paragraph-rsid="0003dd90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c3ee1" officeooo:paragraph-rsid="000c3ee1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15a356" officeooo:paragraph-rsid="0015a356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bold" officeooo:rsid="000c3ee1" officeooo:paragraph-rsid="000c3ee1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bold" officeooo:rsid="00121e77" officeooo:paragraph-rsid="00121e77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3dd90" officeooo:paragraph-rsid="0003dd9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c3ee1" officeooo:paragraph-rsid="000c3ee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121e77" officeooo:paragraph-rsid="00121e77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KacstDecorative" fo:font-size="12pt" fo:language="fr" fo:country="FR" fo:font-style="normal" fo:font-weight="bold" officeooo:rsid="00121e77" officeooo:paragraph-rsid="00121e7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KacstDecorative" fo:font-size="12pt" fo:language="fr" fo:country="FR" fo:font-weight="bold" officeooo:rsid="000339b8" officeooo:paragraph-rsid="000339b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KacstDecorative" fo:font-size="11pt" fo:language="fr" fo:country="FR" fo:font-style="italic" fo:font-weight="bold" officeooo:rsid="000fd447" officeooo:paragraph-rsid="000fd447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KacstDecorative" fo:font-size="11pt" fo:language="fr" fo:country="FR" fo:font-style="normal" fo:font-weight="normal" officeooo:rsid="000fd447" officeooo:paragraph-rsid="000fd44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bold" officeooo:rsid="0015a356" officeooo:paragraph-rsid="0015a35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bold" officeooo:rsid="000339b8" officeooo:paragraph-rsid="000339b8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339b8" officeooo:paragraph-rsid="000339b8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c3ee1" officeooo:paragraph-rsid="000c3ee1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40201" officeooo:paragraph-rsid="0003dd9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c3ee1" officeooo:paragraph-rsid="000c3ee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121e77" officeooo:paragraph-rsid="00121e7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b1f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40201" style:font-style-asian="normal" style:font-style-complex="normal"/>
    </style:style>
    <style:style style:name="T5" style:family="text">
      <style:text-properties fo:font-style="normal" officeooo:rsid="00049a38" style:font-style-asian="normal" style:font-style-complex="normal"/>
    </style:style>
    <style:style style:name="T6" style:family="text">
      <style:text-properties fo:font-style="normal" officeooo:rsid="0005507d" style:font-style-asian="normal" style:font-style-complex="normal"/>
    </style:style>
    <style:style style:name="T7" style:family="text">
      <style:text-properties officeooo:rsid="00040201"/>
    </style:style>
    <style:style style:name="T8" style:family="text">
      <style:text-properties officeooo:rsid="00049a38"/>
    </style:style>
    <style:style style:name="T9" style:family="text">
      <style:text-properties officeooo:rsid="0005507d"/>
    </style:style>
    <style:style style:name="T10" style:family="text">
      <style:text-properties officeooo:rsid="0008e13e"/>
    </style:style>
    <style:style style:name="T11" style:family="text">
      <style:text-properties officeooo:rsid="000a98d3"/>
    </style:style>
    <style:style style:name="T12" style:family="text">
      <style:text-properties officeooo:rsid="000c3ee1"/>
    </style:style>
    <style:style style:name="T13" style:family="text">
      <style:text-properties officeooo:rsid="000eeb1f"/>
    </style:style>
    <style:style style:name="T14" style:family="text">
      <style:text-properties officeooo:rsid="0011711a"/>
    </style:style>
    <style:style style:name="T15" style:family="text">
      <style:text-properties officeooo:rsid="00163d6c"/>
    </style:style>
    <style:style style:name="T16" style:family="text">
      <style:text-properties officeooo:rsid="0017264a"/>
    </style:style>
    <style:style style:name="T17" style:family="text">
      <style:text-properties officeooo:rsid="0018f66c"/>
    </style:style>
    <style:style style:name="T18" style:family="text">
      <style:text-properties fo:font-size="10pt" officeooo:rsid="0017264a" style:font-size-asian="10pt" style:font-size-complex="10pt"/>
    </style:style>
    <style:style style:name="T19" style:family="text">
      <style:text-properties fo:font-size="10pt" officeooo:rsid="0018f66c" style:font-size-asian="10pt" style:font-size-complex="10pt"/>
    </style:style>
    <style:style style:name="T20" style:family="text">
      <style:text-properties fo:font-size="10pt" officeooo:rsid="001e0885" style:font-size-asian="10pt" style:font-size-complex="10pt"/>
    </style:style>
    <style:style style:name="T21" style:family="text">
      <style:text-properties fo:font-size="10pt" officeooo:rsid="0011711a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emière phase du jeu :</text:p>
      <text:p text:style-name="P1"/>
      <text:p text:style-name="P1">« <text:span text:style-name="T10">schéma avec l’association des fichiers »</text:span></text:p>
      <text:p text:style-name="P1"/>
      <text:p text:style-name="P17">structures.h</text:p>
      <text:p text:style-name="P17"/>
      <text:p text:style-name="P7">typedef struct unit {</text:p>
      <text:p text:style-name="P7"><text:s text:c="4"/>int posX, posY;</text:p>
      <text:p text:style-name="P7"><text:s text:c="4"/>char player;</text:p>
      <text:p text:style-name="P7"><text:s text:c="4"/>char type;</text:p>
      <text:p text:style-name="P7"><text:s text:c="4"/>struct unit* next;</text:p>
      <text:p text:style-name="P7">} Unit;</text:p>
      <text:p text:style-name="P3">- <text:span text:style-name="T15">création d’un type Unit qui va avoir sa position en X et Y, l’équipe et le type en char et un pointeur sur une unité suivante (liste chaînée)</text:span></text:p>
      <text:p text:style-name="P3"/>
      <text:p text:style-name="P7">typedef Unit* unitList;</text:p>
      <text:p text:style-name="P3">- <text:span text:style-name="T15">surnom d’un pointeur sur Unit, qui va permettre de pointer sur le premier élément de la liste</text:span></text:p>
      <text:p text:style-name="P3"/>
      <text:p text:style-name="P7">typedef struct world {</text:p>
      <text:p text:style-name="P7"><text:s text:c="4"/>Unit* <text:s/>board[WIDTH][HEIGHT]; </text:p>
      <text:p text:style-name="P7"><text:s text:c="4"/>int turn; </text:p>
      <text:p text:style-name="P7"><text:s text:c="4"/>unitList red<text:span text:style-name="T15">List</text:span>;</text:p>
      <text:p text:style-name="P7"><text:s text:c="4"/>unitList blue; </text:p>
      <text:p text:style-name="P7">} World;</text:p>
      <text:p text:style-name="P3">- <text:span text:style-name="T15">création d’un type World avec un tableau 2D, les tours puis des pointeurs sur les unités d’une équipe</text:span></text:p>
      <text:p text:style-name="P3"/>
      <text:p text:style-name="P4">Structure avec un tableau 2D de type Unit* (donc tableau 3D ? pointeur sur tableau 2D ?)</text:p>
      <text:p text:style-name="P3"/>
      <text:p text:style-name="P7">typedef World* p_World;</text:p>
      <text:p text:style-name="P3">- <text:span text:style-name="T15">surnom d’un pointeur sur World</text:span></text:p>
      <text:p text:style-name="P3"/>
      <text:p text:style-name="P7">World* _world = NULL;</text:p>
      <text:p text:style-name="P3">- <text:span text:style-name="T15">création de variable statique qui va pouvoir être réutilisée par toutes les fonctions dont les fichiers contiennent un #include &lt;structure.h&gt;</text:span></text:p>
      <text:p text:style-name="P3"/>
      <text:p text:style-name="P18">board.c</text:p>
      <text:p text:style-name="P19">void displayBoard(p_World world);</text:p>
      <text:p text:style-name="P1">- Affichage du board (pointeur NULL et unités présentes)</text:p>
      <text:p text:style-name="P1">- <text:span text:style-name="T9">p_World = pointeur sur World</text:span></text:p>
      <text:p text:style-name="P1"/>
      <text:p text:style-name="P2">playerManager.c</text:p>
      <text:p text:style-name="P2"/>
      <text:p text:style-name="P5">char* directionInput();</text:p>
      <text:p text:style-name="P5"><text:span text:style-name="T3">- </text:span><text:span text:style-name="T4">gestion de l’input donné par le joueur pour se déplacer avec wasd</text:span></text:p>
      <text:p text:style-name="P5"><text:span text:style-name="T4">- </text:span><text:span text:style-name="T5">contient la fonction checkInput</text:span></text:p>
      <text:p text:style-name="P5"><text:span text:style-name="T5">- </text:span><text:span text:style-name="T6">renvoit une chaîne de caractères de 1 ou 2 caractères.</text:span></text:p>
      <text:p text:style-name="P21"/>
      <text:p text:style-name="P5">int checkInput(char* input);</text:p>
      <text:p text:style-name="P10">- <text:span text:style-name="T7">vérifier que l’input saisi par le joueur contient bien les touches demandées ; donner un code d’erreur le cas échéant</text:span></text:p>
      <text:p text:style-name="P10">- <text:span text:style-name="T12">renvoit un int : code d’erreur -1 // code de succès 0</text:span></text:p>
      <text:p text:style-name="P10"/>
      <text:p text:style-name="P5">void unitMove(Unit* unit);</text:p>
      <text:p text:style-name="P10">- <text:span text:style-name="T8">À partir de la demande saisie par le joueur dans directionInput, gère le déplacement de l’unité</text:span></text:p>
      <text:p text:style-name="P10">- <text:span text:style-name="T9">création de tmpUnit qui va avoir pour paramètres de son tableau dans _world la position de l’unité passé en paramètre plus la translation X et/ou Y demandée par le joueur</text:span></text:p>
      <text:p text:style-name="P10">- <text:span text:style-name="T9">Unit de base passe à être un pointeur de type Unit sur NULL pour donner l’impression que l’unité se déplace (sinon : erreur de comportement)</text:span></text:p>
      <text:p text:style-name="P10"/>
      <text:p text:style-name="P5">void unitAttack(Unit* unit);</text:p>
      <text:p text:style-name="P10"><text:soft-page-break/>- <text:span text:style-name="T10">Gestion de l’action d’attaquer si le joueur se déplace sur une case où se trouve un autre pion</text:span></text:p>
      <text:p text:style-name="P10">- <text:span text:style-name="T10">Tient compte de l’équipe (unit→player) et du type d’unité (unit→type)</text:span></text:p>
      <text:p text:style-name="P10"/>
      <text:p text:style-name="P5">void deadUnit(Unit* unit);</text:p>
      <text:p text:style-name="P10">- <text:span text:style-name="T11">libération de la mémoire allouée pour l’unité passée en paramètre.</text:span></text:p>
      <text:p text:style-name="P10">- <text:span text:style-name="T11">le pointeur va pointer sur NULL pour que board display une case vide</text:span></text:p>
      <text:p text:style-name="P10"/>
      <text:p text:style-name="P8">unitManager.c</text:p>
      <text:p text:style-name="P11"/>
      <text:p text:style-name="P6">Unit* initializeUnit(char player, char type);</text:p>
      <text:p text:style-name="P11">- initialise l’unité en allouant de la mémoire avec un malloc</text:p>
      <text:p text:style-name="P11">- initialise les variables de la structure</text:p>
      <text:p text:style-name="P11">- renvoit un unit</text:p>
      <text:p text:style-name="P11"/>
      <text:p text:style-name="P6">int placeUnitInput(char axis, int size);</text:p>
      <text:p text:style-name="P11">- gère la position initiale des unités dans board selon le choix du joueur</text:p>
      <text:p text:style-name="P11">- tient compte de l’axe du tableau et sa taille sur X et Y</text:p>
      <text:p text:style-name="P11">- appelle <text:span text:style-name="T1">emptyBuffer</text:span></text:p>
      <text:p text:style-name="P11">- renvoit l’entier qui va être la position sur X ou sur Y dans le tableau</text:p>
      <text:p text:style-name="P11"/>
      <text:p text:style-name="P6">void emptyBuffer();</text:p>
      <text:p text:style-name="P11">- vide le buffer rentré par un joueur pas doué qui écrit de la merde</text:p>
      <text:p text:style-name="P11"/>
      <text:p text:style-name="P6">void placeUnit(Unit* unit);</text:p>
      <text:p text:style-name="P11">- <text:span text:style-name="T13">va placer l’unité selon les données saisies par le joueur dans placeUnitInput</text:span></text:p>
      <text:p text:style-name="P11">- <text:span text:style-name="T13">appelle </text:span><text:span text:style-name="T2">placeUnitInput</text:span></text:p>
      <text:p text:style-name="P11"/>
      <text:p text:style-name="P6">void placeAllUnit();</text:p>
      <text:p text:style-name="P11">- <text:span text:style-name="T13">appelle </text:span><text:span text:style-name="T2">initializeUnit</text:span><text:span text:style-name="T13"> et </text:span><text:span text:style-name="T2">placeUnit</text:span></text:p>
      <text:p text:style-name="P11">- <text:span text:style-name="T13">Permet aux joueurs, à tour de rôle, de placer ses unités</text:span></text:p>
      <text:p text:style-name="P11">- <text:span text:style-name="T13">équipe bleue : ses deux serfs et son warrior</text:span></text:p>
      <text:p text:style-name="P11">- <text:span text:style-name="T13">équipe rouge : ses deux serfs et son warrior</text:span></text:p>
      <text:p text:style-name="P11"/>
      <text:p text:style-name="P15">Il manque :</text:p>
      <text:p text:style-name="P16">- gérer les tours →<text:span text:style-name="T16"> </text:span><text:span text:style-name="T18">un joueur place toutes ses unités là où il veut, attaque s’il faut</text:span></text:p>
      <text:p text:style-name="P16">- <text:span text:style-name="T17">message en bas du tableau → </text:span><text:span text:style-name="T19">comment</text:span><text:span text:style-name="T20">er</text:span><text:span text:style-name="T19"> ce qu’il se passe </text:span></text:p>
      <text:p text:style-name="P16">- <text:span text:style-name="T14">gérer la fin de la partie → </text:span><text:span text:style-name="T21">un joueur perd toute ses unités </text:span><text:span text:style-name="T20">ou il</text:span><text:span text:style-name="T21"> en a marre et veut quitter</text:span></text:p>
      <text:p text:style-name="P16"/>
      <text:p text:style-name="P13">Deuxième phase du jeu</text:p>
      <text:p text:style-name="P12"/>
      <text:p text:style-name="P9">MLV</text:p>
      <text:p text:style-name="P12"/>
      <text:p text:style-name="P12">Il manque :</text:p>
      <text:p text:style-name="P12">- tou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/*void unitAttack(Unit* unit){ // unitManager ? </text:p>
      <text:p text:style-name="P12"/>
      <text:p text:style-name="P12"><text:tab/>if(_world == NULL) return;</text:p>
      <text:p text:style-name="P12"><text:tab/><text:tab/>// Comme il s'agit d'une fonction void, ce return va forcer la sortie de cette fonction</text:p>
      <text:p text:style-name="P12"><text:tab/><text:tab/>// si _world est NULL pour une quelconque raison.</text:p>
      <text:p text:style-name="P12"><text:tab/><text:tab/>// Ceci va éviter les SEGMENTATION FAULT</text:p>
      <text:p text:style-name="P12"><text:tab/><text:tab/>// on a donc exclu le cas où on n'a pas de _world</text:p>
      <text:p text:style-name="P12"><text:tab/><text:tab/>// c'est la première instruction de la fonction, parce que, en cas de manque de _world, ça évitera de créer toutes les variables et instructions du dessous</text:p>
      <text:p text:style-name="P12"><text:tab/><text:tab/>// =optimisation wesh</text:p>
      <text:p text:style-name="P12"/>
      <text:p text:style-name="P12"><text:tab/>int i;</text:p>
      <text:p text:style-name="P12"/>
      <text:p text:style-name="P12"><text:tab/>int attackX = 0;</text:p>
      <text:p text:style-name="P12"><text:tab/>int attackY = 0;</text:p>
      <text:p text:style-name="P12"/>
      <text:p text:style-name="P12"><text:tab/>int posX = unit-&gt;posX;</text:p>
      <text:p text:style-name="P12"><text:tab/>int posY = unit-&gt;posY;</text:p>
      <text:p text:style-name="P12"/>
      <text:p text:style-name="P12"><text:tab/>char type = unit-&gt;type;</text:p>
      <text:p text:style-name="P12"/>
      <text:p text:style-name="P12"><text:tab/>char* player = directionInput();</text:p>
      <text:p text:style-name="P12"/>
      <text:p text:style-name="P12"><text:tab/>for(i = 0; player[i] != '\0'; i++){</text:p>
      <text:p text:style-name="P12"><text:tab/><text:tab/>switch(player[i]){</text:p>
      <text:p text:style-name="P12"><text:tab/><text:tab/><text:tab/>case('w') :</text:p>
      <text:p text:style-name="P12"><text:tab/><text:tab/><text:tab/><text:tab/>--attackY;</text:p>
      <text:p text:style-name="P12"><text:tab/><text:tab/><text:tab/><text:tab/>break;</text:p>
      <text:p text:style-name="P12"><text:tab/><text:tab/><text:tab/>case('s') :</text:p>
      <text:p text:style-name="P12"><text:tab/><text:tab/><text:tab/><text:tab/>++attackY;</text:p>
      <text:p text:style-name="P12"><text:tab/><text:tab/><text:tab/><text:tab/>break;</text:p>
      <text:p text:style-name="P12"><text:tab/><text:tab/><text:tab/>case('a'):</text:p>
      <text:p text:style-name="P12"><text:tab/><text:tab/><text:tab/><text:tab/>--attackX;</text:p>
      <text:p text:style-name="P12"><text:tab/><text:tab/><text:tab/><text:tab/>break;</text:p>
      <text:p text:style-name="P12"><text:tab/><text:tab/><text:tab/>case('d'):</text:p>
      <text:p text:style-name="P12"><text:tab/><text:tab/><text:tab/><text:tab/>++attackX;</text:p>
      <text:p text:style-name="P12"><text:tab/><text:tab/><text:tab/>default :</text:p>
      <text:p text:style-name="P12"><text:tab/><text:tab/><text:tab/><text:tab/>break;</text:p>
      <text:p text:style-name="P12"><text:tab/><text:tab/>}</text:p>
      <text:p text:style-name="P12"><text:tab/>}</text:p>
      <text:p text:style-name="P12"><text:tab/>// on a enregistré la position du personnage et l'endroit où il veut attaquer</text:p>
      <text:p text:style-name="P12"/>
      <text:p text:style-name="P12"><text:tab/>Unit* enemyUnit = _world-&gt;board[posX+attackX][posY+attackY];</text:p>
      <text:p text:style-name="P12"><text:tab/>// unit passée en paramètre est l'unité qui va attaquer, et enemyUnit est l'unitée qui va prendre</text:p>
      <text:p text:style-name="P12"><text:tab/>char enemyType = enemyUnit-&gt;type;</text:p>
      <text:p text:style-name="P12"/>
      <text:p text:style-name="P12"><text:tab/>if(unit-&gt;player == enemyUnit-&gt;player) return;</text:p>
      <text:p text:style-name="P12"><text:tab/>// Ici on dit que si l'unité attaquée est de la même couleur (donc même équipe), on sort de la fonction attackUnit</text:p>
      <text:p text:style-name="P12"/>
      <text:p text:style-name="P12"><text:tab/>if(type == WARRIOR || enemyType == SERF) deadUnit(enemyUnit);</text:p>
      <text:p text:style-name="P12"><text:tab/>else deadUnit(unit);</text:p>
      <text:p text:style-name="P12"><text:tab/>// si je suis warrior OU mon enemi est un serf, l'enemi va mourrir</text:p>
      <text:p text:style-name="P12"><text:tab/>// dans l'autre cas (serf vs warrior), je part de la fonction unitAttack</text:p>
      <text:p text:style-name="P12"><text:tab/>// car le joueur a tenté d'attaquer une unité plus forte, donc a échoué</text:p>
      <text:p text:style-name="P12">}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Decorative" svg:font-family="Kacst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2:35.042945768</meta:creation-date>
    <dc:date>2018-01-20T17:32:55.203682854</dc:date>
    <meta:editing-duration>PT2H44M33S</meta:editing-duration>
    <meta:editing-cycles>29</meta:editing-cycles>
    <meta:generator>LibreOffice/5.4.3.2$Linux_X86_64 LibreOffice_project/40m0$Build-2</meta:generator>
    <meta:document-statistic meta:table-count="0" meta:image-count="0" meta:object-count="0" meta:page-count="3" meta:paragraph-count="118" meta:word-count="865" meta:character-count="5025" meta:non-whitespace-character-count="4158"/>
  </office:meta>
</office:document-meta>
</file>